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-read-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PV_DECLA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04" calcext:value-type="float">
            <text:p>419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41" calcext:value-type="float">
            <text:p>9504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594" calcext:value-type="float">
            <text:p>7459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903" calcext:value-type="float">
            <text:p>7290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PV_Con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260" calcext:value-type="float">
            <text:p>2126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PV_Cond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315" calcext:value-type="float">
            <text:p>503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774" calcext:value-type="float">
            <text:p>2177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881" calcext:value-type="float">
            <text:p>2088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751" calcext:value-type="float">
            <text:p>397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384" calcext:value-type="float">
            <text:p>9938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V_Con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868" calcext:value-type="float">
            <text:p>8186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PV_Cond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154" calcext:value-type="float">
            <text:p>4915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972" calcext:value-type="float">
            <text:p>4297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PV_Cond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035" calcext:value-type="float">
            <text:p>55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361" calcext:value-type="float">
            <text:p>2036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PV_Con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735" calcext:value-type="float">
            <text:p>927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987" calcext:value-type="float">
            <text:p>8498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147" calcext:value-type="float">
            <text:p>7314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797" calcext:value-type="float">
            <text:p>7079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PV_Cond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44" calcext:value-type="float">
            <text:p>1344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940" calcext:value-type="float">
            <text:p>3494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653" calcext:value-type="float">
            <text:p>1865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898" calcext:value-type="float">
            <text:p>8989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PV_Cond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862" calcext:value-type="float">
            <text:p>3086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PV_Cond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137" calcext:value-type="float">
            <text:p>8013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888" calcext:value-type="float">
            <text:p>7388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940" calcext:value-type="float">
            <text:p>7394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PV_Cond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184" calcext:value-type="float">
            <text:p>2718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180" calcext:value-type="float">
            <text:p>6218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7552" calcext:value-type="float">
            <text:p>7755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9681" calcext:value-type="float">
            <text:p>5968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PV_Cond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77" calcext:value-type="float">
            <text:p>133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PV_Cond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909" calcext:value-type="float">
            <text:p>7390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344" calcext:value-type="float">
            <text:p>3234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10" calcext:value-type="float">
            <text:p>128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PV_Cond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826" calcext:value-type="float">
            <text:p>3782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873" calcext:value-type="float">
            <text:p>3487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PV_Cond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981" calcext:value-type="float">
            <text:p>9798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07" calcext:value-type="float">
            <text:p>122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PV_Cond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347" calcext:value-type="float">
            <text:p>1534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109" calcext:value-type="float">
            <text:p>5010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V_Cond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942" calcext:value-type="float">
            <text:p>1294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444" calcext:value-type="float">
            <text:p>8144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PV_Cond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001" calcext:value-type="float">
            <text:p>700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PV_Cond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447" calcext:value-type="float">
            <text:p>2544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PV_Cond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456" calcext:value-type="float">
            <text:p>3045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12" calcext:value-type="float">
            <text:p>136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PV_Cond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1793" calcext:value-type="float">
            <text:p>7179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PV_Cond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5224" calcext:value-type="float">
            <text:p>852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PV_Cond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895" calcext:value-type="float">
            <text:p>2889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2221" calcext:value-type="float">
            <text:p>922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339" calcext:value-type="float">
            <text:p>5933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8684" calcext:value-type="float">
            <text:p>9868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956" calcext:value-type="float">
            <text:p>7795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PV_Cond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669" calcext:value-type="float">
            <text:p>9966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PV_Cond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6812" calcext:value-type="float">
            <text:p>668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028" calcext:value-type="float">
            <text:p>470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V_Cond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9899" calcext:value-type="float">
            <text:p>7989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PV_Cond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4267" calcext:value-type="float">
            <text:p>342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PV_Con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717" calcext:value-type="float">
            <text:p>917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PV_Cond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5061" calcext:value-type="float">
            <text:p>7506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V_Cond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75" calcext:value-type="float">
            <text:p>277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PV_Cond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873" calcext:value-type="float">
            <text:p>6087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2838" calcext:value-type="float">
            <text:p>828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6191" calcext:value-type="float">
            <text:p>8619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562" calcext:value-type="float">
            <text:p>335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7146" calcext:value-type="float">
            <text:p>671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V_Cond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823" calcext:value-type="float">
            <text:p>6282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PV_Cond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297" calcext:value-type="float">
            <text:p>212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V_Cond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092" calcext:value-type="float">
            <text:p>360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555" calcext:value-type="float">
            <text:p>185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PV_Cond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170" calcext:value-type="float">
            <text:p>3917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PV_Cond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376" calcext:value-type="float">
            <text:p>9737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PV_Cond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938" calcext:value-type="float">
            <text:p>6393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V_Cond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3343" calcext:value-type="float">
            <text:p>5334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9911" calcext:value-type="float">
            <text:p>2991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8699" calcext:value-type="float">
            <text:p>886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PV_Cond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9970" calcext:value-type="float">
            <text:p>9997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PV_Cond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837" calcext:value-type="float">
            <text:p>2983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536" calcext:value-type="float">
            <text:p>5253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V_Cond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9645" calcext:value-type="float">
            <text:p>8964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98" calcext:value-type="float">
            <text:p>2729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PV_Cond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4953" calcext:value-type="float">
            <text:p>8495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439" calcext:value-type="float">
            <text:p>204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760" calcext:value-type="float">
            <text:p>4176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PV_Cond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3424" calcext:value-type="float">
            <text:p>534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PV_Cond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7804" calcext:value-type="float">
            <text:p>5780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PV_Cond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201" calcext:value-type="float">
            <text:p>1920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PV_Cond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239" calcext:value-type="float">
            <text:p>2423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5405" calcext:value-type="float">
            <text:p>85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4486" calcext:value-type="float">
            <text:p>6448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710" calcext:value-type="float">
            <text:p>537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PV_Cond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6430" calcext:value-type="float">
            <text:p>8643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PV_Cond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115" calcext:value-type="float">
            <text:p>4311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15" calcext:value-type="float">
            <text:p>1081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5999" calcext:value-type="float">
            <text:p>6599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379" calcext:value-type="float">
            <text:p>813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47" calcext:value-type="float">
            <text:p>1294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PV_Cond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691" calcext:value-type="float">
            <text:p>236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5452" calcext:value-type="float">
            <text:p>654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7858" calcext:value-type="float">
            <text:p>7785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PV_Cond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0292" calcext:value-type="float">
            <text:p>602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PV_Cond4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1" meta:object-count="0"/>
    <meta:generator>LibreOffice/6.2.4.2$Linux_X86_64 LibreOffice_project/20$Build-2</meta:generator>
  </office:meta>
</office:document-meta>
</file>